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Arial" svg:font-family="Arial"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ee2d4a" draw:textarea-vertical-align="middle" draw:auto-grow-height="false" draw:fit-to-size="false" fo:min-height="0cm" fo:min-width="0cm" fo:padding-top="0.508cm" fo:padding-bottom="0.508cm" fo:padding-left="0.508cm" fo:padding-right="0.508cm" fo:wrap-option="wrap"/>
    </style:style>
    <style:style style:name="gr3" style:family="graphic" style:parent-style-name="standard">
      <style:graphic-properties draw:stroke="none" svg:stroke-width="0cm" draw:fill="solid" draw:fill-color="#4285f4" draw:textarea-vertical-align="middle" draw:auto-grow-height="false" draw:fit-to-size="false" fo:min-height="0cm" fo:min-width="0cm" fo:padding-top="0.508cm" fo:padding-bottom="0.508cm" fo:padding-left="0.508cm" fo:padding-right="0.508cm" fo:wrap-option="wrap"/>
    </style:style>
    <style:style style:name="gr4" style:family="graphic" style:parent-style-name="standard">
      <style:graphic-properties draw:stroke="solid"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508cm" fo:padding-bottom="0.508cm" fo:padding-left="0.508cm" fo:padding-right="0.508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508cm" fo:padding-bottom="0.508cm" fo:padding-left="0.508cm" fo:padding-right="0.508cm" fo:wrap-option="wrap"/>
    </style:style>
    <style:style style:name="gr7" style:family="graphic" style:parent-style-name="standard">
      <style:graphic-properties draw:stroke="dash" draw:stroke-dash="Dashed_20__28_var_29__20_4" svg:stroke-width="0.053cm" svg:stroke-color="#4285f4"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f37021" draw:textarea-vertical-align="middle" draw:auto-grow-height="false" draw:fit-to-size="false" fo:min-height="0cm" fo:min-width="0cm" fo:padding-top="0.508cm" fo:padding-bottom="0.508cm" fo:padding-left="0.508cm" fo:padding-right="0.508cm" fo:wrap-option="wrap"/>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3"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5"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6"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254cm" fo:padding-bottom="0.254cm" fo:padding-left="0.254cm" fo:padding-right="0.254cm" fo:wrap-option="wrap"/>
    </style:style>
    <style:style style:name="pr8" style:family="presentation" style:parent-style-name="Title_20_and_20_Two_20_Columns-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9" style:family="presentation" style:parent-style-name="Title_20_and_20_Two_20_Columns-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10"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Only-title">
      <style:graphic-properties draw:stroke="none" svg:stroke-width="0cm" draw:fill="none" draw:textarea-vertical-align="middle" draw:auto-grow-height="false" draw:fit-to-size="false" fo:min-height="4.769cm" fo:padding-top="0.508cm" fo:padding-bottom="0.508cm" fo:padding-left="0.508cm" fo:padding-right="0.508cm" fo:wrap-option="wrap"/>
    </style:style>
    <style:style style:name="pr12" style:family="presentation" style:parent-style-name="Title_20_Only-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13" style:family="presentation" style:parent-style-name="Title_20_and_20_Body-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14"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Main_20_Point-title">
      <style:graphic-properties draw:stroke="none" svg:stroke-width="0cm" draw:fill="none" draw:textarea-vertical-align="middle" draw:auto-grow-height="false" draw:fit-to-size="false" fo:min-height="4.769cm" fo:padding-top="0.508cm" fo:padding-bottom="0.508cm" fo:padding-left="0.508cm" fo:padding-right="0.508cm" fo:wrap-option="wrap"/>
    </style:style>
    <style:style style:name="pr16" style:family="presentation" style:parent-style-name="Main_20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Big_20_Number-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18" style:family="presentation" style:parent-style-name="Big_20_Number-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19" style:family="presentation" style:parent-style-name="Big_20_Numb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One_20_Column_20_Tex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1" style:family="presentation" style:parent-style-name="One_20_Column_20_Text-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22" style:family="presentation" style:parent-style-name="One_20_Column_20_Text-title">
      <style:graphic-properties draw:stroke="none" svg:stroke-width="0cm" draw:fill="solid" draw:fill-color="#3e5daa" draw:textarea-vertical-align="middle" draw:auto-grow-height="false" draw:fit-to-size="false" fo:min-height="4.769cm" fo:padding-top="0.508cm" fo:padding-bottom="0.508cm" fo:padding-left="0.508cm" fo:padding-right="0.508cm" fo:wrap-option="wrap"/>
    </style:style>
    <style:style style:name="pr23" style:family="presentation" style:parent-style-name="One_20_Column_20_Text-title">
      <style:graphic-properties draw:stroke="none" svg:stroke-width="0cm" draw:fill="solid" draw:fill-color="#4c3896" draw:textarea-vertical-align="middle" draw:auto-grow-height="false" draw:fit-to-size="false" fo:min-height="4.769cm" fo:padding-top="0.508cm" fo:padding-bottom="0.508cm" fo:padding-left="0.508cm" fo:padding-right="0.508cm" fo:wrap-option="wrap"/>
    </style:style>
    <style:style style:name="pr24" style:family="presentation" style:parent-style-name="One_20_Column_20_Text-title">
      <style:graphic-properties draw:stroke="none" svg:stroke-width="0cm" draw:fill="solid" draw:fill-color="#be1a8c" draw:textarea-vertical-align="middle" draw:auto-grow-height="false" draw:fit-to-size="false" fo:min-height="4.769cm" fo:padding-top="0.508cm" fo:padding-bottom="0.508cm" fo:padding-left="0.508cm" fo:padding-right="0.508cm" fo:wrap-option="wrap"/>
    </style:style>
    <style:style style:name="pr25" style:family="presentation" style:parent-style-name="One_20_Column_20_Tex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Split_20_Summary-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7" style:family="presentation" style:parent-style-name="Split_20_Summary-outline1">
      <style:graphic-properties draw:stroke="none" svg:stroke-width="0cm" draw:fill="none" draw:textarea-vertical-align="middle" draw:auto-grow-height="false" draw:fit-to-size="false" fo:min-height="16.314cm" fo:padding-top="0.508cm" fo:padding-bottom="0.508cm" fo:padding-left="0.508cm" fo:padding-right="0.508cm" fo:wrap-option="wrap"/>
    </style:style>
    <style:style style:name="pr28" style:family="presentation" style:parent-style-name="Split_20_Summary-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29" style:family="presentation" style:parent-style-name="Split_20_Summar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31"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32"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4.561cm" style:use-optimal-column-width="false"/>
    </style:style>
    <style:style style:name="co2" style:family="table-column">
      <style:table-column-properties style:column-width="4.562cm" style:use-optimal-column-width="false"/>
    </style:style>
    <style:style style:name="ro1" style:family="table-row">
      <style:table-row-properties style:row-height="6.463cm"/>
    </style:style>
    <style:style style:name="ce1" style:family="table-cell">
      <loext:graphic-properties draw:textarea-vertical-align="top" fo:padding-top="0.507cm" fo:padding-bottom="0.507cm" fo:padding-left="0.507cm" fo:padding-right="0.507cm"/>
      <style:paragraph-properties fo:border="0.37pt solid #9e9e9e"/>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loext:graphic-properties draw:fill="none" draw:fill-color="#ffffff"/>
      <style:paragraph-properties fo:text-align="start" style:font-independent-line-spacing="true"/>
      <style:text-properties fo:font-size="44pt"/>
    </style:style>
    <style:style style:name="P4" style:family="paragraph">
      <style:paragraph-properties fo:margin-top="0cm" fo:margin-bottom="0cm" fo:line-height="100%" fo:text-align="start"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top="0cm" fo:margin-bottom="0cm" fo:line-height="100%" fo:text-align="start"/>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cm" fo:margin-right="0cm" fo:margin-top="0cm" fo:margin-bottom="0cm" fo:line-height="115%" fo:text-align="start" fo:text-indent="0cm" style:writing-mode="lr-tb"/>
    </style:style>
    <style:style style:name="P13" style:family="paragraph">
      <loext:graphic-properties draw:fill="solid" draw:fill-color="#ee2d4a"/>
      <style:paragraph-properties fo:text-align="start" style:font-independent-line-spacing="true"/>
      <style:text-properties fo:font-size="28pt"/>
    </style:style>
    <style:style style:name="P14" style:family="paragraph">
      <loext:graphic-properties draw:fill="solid" draw:fill-color="#4285f4"/>
      <style:paragraph-properties fo:text-align="start" style:font-independent-line-spacing="true"/>
      <style:text-properties fo:font-size="28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margin-left="0cm" fo:margin-right="0cm" fo:margin-top="0cm" fo:margin-bottom="1.129cm" fo:line-height="115%" fo:text-align="start" fo:text-indent="0cm" style:writing-mode="lr-tb"/>
    </style:style>
    <style:style style:name="P18" style:family="paragraph">
      <loext:graphic-properties draw:fill="solid" draw:fill-color="#f37021"/>
      <style:paragraph-properties fo:text-align="start" style:font-independent-line-spacing="true"/>
      <style:text-properties fo:font-size="28pt"/>
    </style:style>
    <style:style style:name="P19" style:family="paragraph">
      <loext:graphic-properties draw:fill="none"/>
      <style:paragraph-properties fo:text-align="start" style:font-independent-line-spacing="true"/>
      <style:text-properties fo:font-size="120pt"/>
    </style:style>
    <style:style style:name="P20" style:family="paragraph">
      <style:paragraph-properties fo:margin-left="0cm" fo:margin-right="0cm" fo:margin-top="0cm" fo:margin-bottom="0.564cm" fo:line-height="100%" fo:text-align="center" fo:text-indent="0cm" style:writing-mode="lr-tb"/>
    </style:style>
    <style:style style:name="P21" style:family="paragraph">
      <loext:graphic-properties draw:fill="none"/>
      <style:paragraph-properties fo:text-align="start" style:font-independent-line-spacing="true"/>
      <style:text-properties fo:font-size="239.899993896484pt"/>
    </style:style>
    <style:style style:name="P22" style:family="paragraph">
      <loext:graphic-properties draw:fill="none"/>
      <style:paragraph-properties fo:text-align="start" style:font-independent-line-spacing="true"/>
      <style:text-properties fo:font-size="48pt"/>
    </style:style>
    <style:style style:name="P23" style:family="paragraph">
      <loext:graphic-properties draw:fill="solid" draw:fill-color="#3e5daa"/>
      <style:paragraph-properties fo:text-align="start" style:font-independent-line-spacing="true"/>
      <style:text-properties fo:font-size="48pt"/>
    </style:style>
    <style:style style:name="P24" style:family="paragraph">
      <loext:graphic-properties draw:fill="solid" draw:fill-color="#4c3896"/>
      <style:paragraph-properties fo:text-align="start" style:font-independent-line-spacing="true"/>
      <style:text-properties fo:font-size="48pt"/>
    </style:style>
    <style:style style:name="P25" style:family="paragraph">
      <loext:graphic-properties draw:fill="solid" draw:fill-color="#be1a8c"/>
      <style:paragraph-properties fo:text-align="start" style:font-independent-line-spacing="true"/>
      <style:text-properties fo:font-size="48pt"/>
    </style:style>
    <style:style style:name="P26" style:family="paragraph">
      <loext:graphic-properties draw:fill="none"/>
      <style:paragraph-properties fo:text-align="start" style:font-independent-line-spacing="true"/>
      <style:text-properties fo:font-size="84pt"/>
    </style:style>
    <style:style style:name="P27" style:family="paragraph">
      <loext:graphic-properties draw:fill="none"/>
      <style:paragraph-properties fo:text-align="start" style:font-independent-line-spacing="true"/>
      <style:text-properties fo:font-size="44pt"/>
    </style:style>
    <style:style style:name="P28" style:family="paragraph">
      <loext:graphic-properties draw:fill="none" draw:fill-color="#ffffff"/>
      <style:paragraph-properties fo:text-align="start" style:font-independent-line-spacing="true"/>
      <style:text-properties fo:font-size="42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6" style:family="text">
      <style:text-properties fo:font-variant="normal" fo:text-transform="none" fo:color="#737373" style:text-line-through-style="none" style:text-line-through-type="none" style:text-position="0% 100%" style:font-name="Calibri" fo:font-size="56pt" fo:letter-spacing="normal" fo:font-style="normal" style:text-underline-style="none" fo:font-weight="bold" style:font-name-asian="Calibri" style:font-size-asian="56pt" style:font-style-asian="normal" style:font-weight-asian="bold" style:font-name-complex="Calibri" style:font-size-complex="56pt" style:font-style-complex="normal" style:font-weight-complex="bold"/>
    </style:style>
    <style:style style:name="T7" style:family="text">
      <style:text-properties fo:font-variant="normal" fo:text-transform="none" fo:color="#4285f4" style:text-line-through-style="none" style:text-line-through-type="none" style:text-position="0% 100%" style:font-name="Calibri" fo:font-size="34pt" fo:letter-spacing="normal" fo:font-style="normal" style:text-underline-style="none" fo:font-weight="normal" style:font-name-asian="Calibri" style:font-size-asian="34pt" style:font-style-asian="normal" style:font-weight-asian="normal" style:font-name-complex="Calibri" style:font-size-complex="34pt" style:font-style-complex="normal" style:font-weight-complex="normal"/>
    </style:style>
    <style:style style:name="T8" style:family="text">
      <style:text-properties fo:font-variant="normal" fo:text-transform="none" fo:color="#424242"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9" style:family="text">
      <style:text-properties fo:font-variant="normal" fo:text-transform="none" fo:color="#424242"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10" style:family="text">
      <style:text-properties fo:font-variant="normal" fo:text-transform="none" fo:color="#ffffff" style:text-line-through-style="none" style:text-line-through-type="none" style:text-position="0% 100%" style:font-name="Calibri" fo:font-size="120pt" fo:letter-spacing="normal" fo:font-style="normal" style:text-underline-style="none" fo:font-weight="normal" style:font-name-asian="Calibri" style:font-size-asian="120pt" style:font-style-asian="normal" style:font-weight-asian="normal" style:font-name-complex="Calibri" style:font-size-complex="120pt" style:font-style-complex="normal" style:font-weight-complex="normal"/>
    </style:style>
    <style:style style:name="T11" style:family="text">
      <style:text-properties fo:font-variant="normal" fo:text-transform="none" fo:color="#f3f3f3"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alibri" fo:font-size="239.899993896484pt" fo:letter-spacing="normal" fo:font-style="normal" style:text-underline-style="none" fo:font-weight="normal" style:font-name-asian="Calibri" style:font-size-asian="239.899993896484pt" style:font-style-asian="normal" style:font-weight-asian="normal" style:font-name-complex="Calibri" style:font-size-complex="239.89999389648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 fo:font-size="56pt" fo:letter-spacing="normal" fo:font-style="normal" style:text-underline-style="none" fo:font-weight="normal" style:font-name-asian="Calibri" style:font-size-asian="56pt" style:font-style-asian="normal" style:font-weight-asian="normal" style:font-name-complex="Calibri" style:font-size-complex="5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Calibri" fo:font-size="84pt" fo:letter-spacing="normal" fo:font-style="normal" style:text-underline-style="none" fo:font-weight="normal" style:font-name-asian="Calibri" style:font-size-asian="84pt" style:font-style-asian="normal" style:font-weight-asian="normal" style:font-name-complex="Calibri" style:font-size-complex="84pt" style:font-style-complex="normal" style:font-weight-complex="normal"/>
    </style:style>
    <style:style style:name="T17" style:family="text">
      <style:text-properties fo:font-variant="normal" fo:text-transform="none" fo:color="#737373"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18" style:family="text">
      <style:text-properties fo:font-variant="normal" fo:text-transform="none" style:text-line-through-style="none" style:text-line-through-type="none" style:text-position="0% 100%" style:font-name="Wingdings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7373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565cm" text:min-label-width="1.974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428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draw:frame draw:name="Shape 167" presentation:style-name="pr1" draw:text-style-name="P2" draw:layer="layout" svg:width="45.656cm" svg:height="5.183cm" svg:x="2.169cm" svg:y="10.102cm" presentation:class="title" presentation:user-transformed="true">
          <draw:text-box>
            <text:p text:style-name="P1"><text:span text:style-name="T1">S</text:span><text:span text:style-name="T1">e</text:span><text:span text:style-name="T1">ct</text:span><text:span text:style-name="T1">io</text:span><text:span text:style-name="T1">n </text:span><text:span text:style-name="T1">Ti</text:span><text:span text:style-name="T1">tl</text:span><text:span text:style-name="T1">e</text:span></text:p>
          </draw:text-box>
        </draw:frame>
        <draw:frame draw:name="Shape 168" presentation:style-name="pr2" draw:text-style-name="P3" draw:layer="layout" svg:width="45.656cm" svg:height="2.403cm" svg:x="2.169cm" svg:y="15.488cm" presentation:class="subtitle" presentation:user-transformed="true">
          <draw:text-box>
            <text:p text:style-name="P1"><text:span text:style-name="T2">Sect</text:span><text:span text:style-name="T2">ion </text:span><text:span text:style-name="T2">1</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3" draw:text-style-name="P5" draw:layer="layout" svg:width="15.239cm" svg:height="11.429cm" svg:x="1.905cm" svg:y="12.065cm" presentation:class="notes" presentation:user-transformed="true">
            <draw:text-box>
              <text:p text:style-name="P4"><text:span text:style-name="T3">[Mandatory Slide]</text:span><text:span text:style-name="T3"><text:line-break/></text:span><text:span text:style-name="T3">This would be the introduction slide of the topic that you are covering in this section.</text:span></text:p>
              <text:p text:style-name="P4"><text:span text:style-name="T3">When this slide plays, you could talk about the main aim that we’d be covering in this section.</text:span></text:p>
            </draw:text-box>
          </draw:frame>
        </presentation:notes>
      </draw:page>
      <draw:page draw:name="In this Section, we are going to take a look at…" draw:style-name="dp1" draw:master-page-name="Title_20_Only" presentation:presentation-page-layout-name="AL1T19">
        <draw:frame draw:name="Shape 148" presentation:style-name="pr4" draw:text-style-name="P7" draw:layer="layout" svg:width="48.992cm" svg:height="3.344cm" svg:x="0.557cm" svg:y="0.097cm" presentation:class="title" presentation:user-transformed="true">
          <draw:text-box>
            <text:p text:style-name="P6"><text:span text:style-name="T2">In this Section, we are going to take a look at…</text:span></text:p>
          </draw:text-box>
        </draw:frame>
        <draw:frame draw:name="Shape 149" presentation:style-name="pr5" draw:text-style-name="P9" draw:layer="layout" svg:width="48.379cm" svg:height="22.331cm" svg:x="1.17cm" svg:y="4.938cm" presentation:class="outline" presentation:user-transformed="true">
          <draw:text-box>
            <text:list text:style-name="L4">
              <text:list-item>
                <text:p text:style-name="P8"><text:span text:style-name="T4">Generating React apps with a single CLI command</text:span></text:p>
              </text:list-item>
              <text:list-item>
                <text:p text:style-name="P8"><text:span text:style-name="T4">Basic component rendering and layouts</text:span></text:p>
              </text:list-item>
              <text:list-item>
                <text:p text:style-name="P8"><text:span text:style-name="T4">CSS-in-JS with styled-components</text:span></text:p>
              </text:list-item>
              <text:list-item>
                <text:p text:style-name="P8"><text:span text:style-name="T4">Error Boundaries in React 16</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6" draw:text-style-name="P5" draw:layer="layout" svg:width="15.239cm" svg:height="11.429cm" svg:x="1.905cm" svg:y="12.065cm" presentation:class="notes" presentation:user-transformed="true">
            <draw:text-box>
              <text:p text:style-name="P10"><text:span text:style-name="T3">Mandatory Slide]</text:span></text:p>
              <text:p text:style-name="P10"><text:span text:style-name="T3">This talks about the main steps that are taken to reach the aim of the section. This is basically the highlight of each video that is a part of this section in a list form <text:s/>so that the viewers know what they are getting into.</text:span></text:p>
              <text:p text:style-name="P10"><text:span text:style-name="T3">[</text:span></text:p>
            </draw:text-box>
          </draw:frame>
        </presentation:notes>
      </draw:page>
      <draw:page draw:name="page3" draw:style-name="dp3" draw:master-page-name="Section_20_and_20_Subsection_20_Title">
        <draw:frame draw:name="Shape 167" presentation:style-name="pr1" draw:text-style-name="P2" draw:layer="layout" svg:width="45.656cm" svg:height="5.183cm" svg:x="2.169cm" svg:y="10.102cm" presentation:class="title" presentation:user-transformed="true">
          <draw:text-box>
            <text:p text:style-name="P6"><text:span text:style-name="T1">Creating Your First React </text:span><text:span text:style-name="T1">App</text:span></text:p>
          </draw:text-box>
        </draw:frame>
        <draw:frame draw:name="Subtitle 1" presentation:style-name="pr7" draw:text-style-name="P3" draw:layer="layout" svg:width="45.658cm" svg:height="2.403cm" svg:x="2.169cm" svg:y="15.488cm" presentation:class="subtitle" presentation:placeholder="true" presentation:user-transformed="true">
          <draw:text-box/>
        </draw:frame>
        <presentation:notes draw:style-name="dp2">
          <draw:page-thumbnail draw:name="Shape 164" draw:style-name="gr1" draw:layer="layout" svg:width="16.932cm" svg:height="9.524cm" svg:x="1.058cm" svg:y="1.905cm" draw:page-number="3" presentation:class="page"/>
          <draw:frame draw:name="Shape 165" presentation:style-name="pr3" draw:text-style-name="P5" draw:layer="layout" svg:width="15.239cm" svg:height="11.429cm" svg:x="1.905cm" svg:y="12.065cm" presentation:class="notes" presentation:user-transformed="true">
            <draw:text-box>
              <text:p text:style-name="P4"><text:span text:style-name="T3">[Mandatory Slide]</text:span><text:span text:style-name="T3"><text:line-break/></text:span><text:span text:style-name="T3">This would be the introduction slide of the topic that you are covering in this subsection.</text:span></text:p>
              <text:p text:style-name="P4"><text:span text:style-name="T3">When this slide plays, you could talk about the main aim that we’d be covering in this video.</text:span></text:p>
            </draw:text-box>
          </draw:frame>
        </presentation:notes>
      </draw:page>
      <draw:page draw:name="In this Video, we are going to take a look at…" draw:style-name="dp1" draw:master-page-name="Title_20_Only" presentation:presentation-page-layout-name="AL1T19">
        <draw:frame draw:name="Shape 148" presentation:style-name="pr4" draw:text-style-name="P7" draw:layer="layout" svg:width="48.992cm" svg:height="3.344cm" svg:x="0.557cm" svg:y="0.097cm" presentation:class="title" presentation:user-transformed="true">
          <draw:text-box>
            <text:p text:style-name="P6"><text:span text:style-name="T2">In this Video, we are going to take a look at…</text:span></text:p>
          </draw:text-box>
        </draw:frame>
        <draw:frame draw:name="Shape 149" presentation:style-name="pr5" draw:text-style-name="P9" draw:layer="layout" svg:width="48.379cm" svg:height="22.331cm" svg:x="1.17cm" svg:y="4.938cm" presentation:class="outline" presentation:user-transformed="true">
          <draw:text-box>
            <text:list text:style-name="L4">
              <text:list-item>
                <text:p text:style-name="P8"><text:span text:style-name="T4">Generating standalone clients with create-react-app</text:span></text:p>
              </text:list-item>
              <text:list-item>
                <text:p text:style-name="P8"><text:span text:style-name="T4">Adding server-side rendering and code-splitting with next.js</text:span></text:p>
              </text:list-item>
            </text:list>
          </draw:text-box>
        </draw:frame>
        <presentation:notes draw:style-name="dp2">
          <draw:page-thumbnail draw:name="Shape 145" draw:style-name="gr1" draw:layer="layout" svg:width="16.932cm" svg:height="9.524cm" svg:x="1.058cm" svg:y="1.905cm" draw:page-number="4" presentation:class="page"/>
          <draw:frame draw:name="Shape 146" presentation:style-name="pr6" draw:text-style-name="P5" draw:layer="layout" svg:width="15.239cm" svg:height="11.429cm" svg:x="1.905cm" svg:y="12.065cm" presentation:class="notes" presentation:user-transformed="true">
            <draw:text-box>
              <text:p text:style-name="P10"><text:span text:style-name="T3">[Mandatory Slide]</text:span></text:p>
              <text:p text:style-name="P4"><text:span text:style-name="T3">Before the start of the video, we’d like to highlight what are important topics or pointers that we’d be covering in this video. This slide would immediately follow the intro/name slide. This would just be say 2-3 points for the viewers to know what they are getting </text:span><text:span text:style-name="T3">into.</text:span></text:p>
              <text:p text:style-name="P4"><text:span text:style-name="T3"/></text:p>
            </draw:text-box>
          </draw:frame>
        </presentation:notes>
      </draw:page>
      <draw:page draw:name="Single Point Slide" draw:style-name="dp1" draw:master-page-name="Title_20_and_20_Two_20_Columns" presentation:presentation-page-layout-name="AL2T3">
        <draw:frame draw:name="Shape 201" presentation:style-name="pr8" draw:text-style-name="P11" draw:layer="layout" svg:width="45.656cm" svg:height="4.262cm" svg:x="2.621cm" svg:y="4.102cm" presentation:class="title" presentation:user-transformed="true">
          <draw:text-box>
            <text:p text:style-name="P6"><text:span text:style-name="T5">Single Point Slide</text:span></text:p>
          </draw:text-box>
        </draw:frame>
        <draw:frame draw:name="Shape 202" presentation:style-name="pr9" draw:text-style-name="P7" draw:layer="layout" svg:width="22.21cm" svg:height="15.049cm" svg:x="2.621cm" svg:y="10.657cm" presentation:class="outline" presentation:user-transformed="true">
          <draw:text-box>
            <text:p text:style-name="P8"><text:span text:style-name="T4">Good for making a single point, or recapping a particular concept </text:span><text:span text:style-name="T4">that you’ve just covered.</text:span></text:p>
            <text:p text:style-name="P8"><text:span text:style-name="T4">You can either use both text columns, a single text column, or half </text:span><text:span text:style-name="T4">and half with an accompanying image.</text:span></text:p>
          </draw:text-box>
        </draw:frame>
        <draw:frame draw:name="Shape 203" draw:style-name="standard" draw:layer="layout" svg:width="18.244cm" svg:height="6.462cm" svg:x="26.898cm" svg:y="25.278cm">
          <table:table>
            <table:table-column table:style-name="co1"/>
            <table:table-column table:style-name="co1"/>
            <table:table-column table:style-name="co1"/>
            <table:table-column table:style-name="co2"/>
            <table:table-row table:style-name="ro1" table:default-cell-style-name="ce1">
              <table:table-cell>
                <text:p text:style-name="P12"><text:span text:style-name="T6">20XX</text:span></text:p>
              </table:table-cell>
              <table:table-cell>
                <text:p text:style-name="P12"><text:span text:style-name="T6">20XX</text:span></text:p>
              </table:table-cell>
              <table:table-cell>
                <text:p text:style-name="P12"><text:span text:style-name="T6">20XX</text:span></text:p>
              </table:table-cell>
              <table:table-cell>
                <text:p text:style-name="P12"><text:span text:style-name="T6">20XX</text:span></text:p>
              </table:table-cell>
            </table:table-row>
          </table:table>
          <draw:image xlink:href="Pictures/TablePreview1.svm" xlink:type="simple" xlink:show="embed" xlink:actuate="onLoad"/>
        </draw:frame>
        <draw:custom-shape draw:name="Shape 204" draw:style-name="gr2" draw:text-style-name="P13" draw:layer="layout" svg:width="4.01cm" svg:height="5.5cm" svg:x="27.361cm" svg:y="19.63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3" draw:text-style-name="P14" draw:layer="layout" svg:width="4.01cm" svg:height="8.092cm" svg:x="31.918cm" svg:y="17.04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 draw:text-style-name="P13" draw:layer="layout" svg:width="4.01cm" svg:height="14.479cm" svg:x="36.476cm" svg:y="10.65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3" draw:text-style-name="P14" draw:layer="layout" svg:width="4.01cm" svg:height="13.121cm" svg:x="41.034cm" svg:y="12.01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8" draw:style-name="gr1" draw:layer="layout" svg:width="16.932cm" svg:height="9.524cm" svg:x="1.058cm" svg:y="1.905cm" draw:page-number="5" presentation:class="page"/>
          <draw:frame draw:name="Shape 199" presentation:style-name="pr10" draw:text-style-name="P5" draw:layer="layout" svg:width="15.239cm" svg:height="11.429cm" svg:x="1.905cm" svg:y="12.065cm" presentation:class="notes" presentation:user-transformed="true">
            <draw:text-box>
              <text:p text:style-name="P4"><text:span text:style-name="T3">This slide can also be used to cover topics that can be represented by an image/graph etc. Information which is half image/half information type. Like shown in the example above. </text:span></text:p>
            </draw:text-box>
          </draw:frame>
        </presentation:notes>
      </draw:page>
      <draw:page draw:name="Multi Point Slide" draw:style-name="dp1" draw:master-page-name="Title_20_Only" presentation:presentation-page-layout-name="AL1T19">
        <draw:frame draw:name="Shape 212" presentation:style-name="pr11" draw:text-style-name="P7" draw:layer="layout" svg:width="49.013cm" svg:height="3.346cm" svg:x="0.546cm" svg:y="0.091cm" presentation:class="title" presentation:user-transformed="true">
          <draw:text-box>
            <text:p text:style-name="P6"><text:span text:style-name="T2">Multi Point Slide</text:span></text:p>
          </draw:text-box>
        </draw:frame>
        <draw:frame draw:name="Shape 213" presentation:style-name="pr12" draw:text-style-name="P9" draw:layer="layout" svg:width="48.4cm" svg:height="22.34cm" svg:x="1.16cm" svg:y="4.934cm" presentation:class="outline" presentation:user-transformed="true">
          <draw:text-box>
            <text:list text:style-name="L7">
              <text:list-item>
                <text:p text:style-name="P8"><text:span text:style-name="T4">Good for making multiple points in one slide, or for anything </text:span><text:span text:style-name="T4">that needs a large amount of space in general</text:span></text:p>
              </text:list-item>
              <text:list-item>
                <text:p text:style-name="P8"><text:span text:style-name="T4">In general between three to five bullet points is about right, </text:span><text:span text:style-name="T4">any more than that and everything starts to look a bit like a </text:span><text:span text:style-name="T4">wall of text</text:span></text:p>
              </text:list-item>
              <text:list-item>
                <text:p text:style-name="P8"><text:span text:style-name="T4">Also ideal for large charts, still images - animated GIFs can </text:span><text:span text:style-name="T4">work as well if you’re using Google Slides</text:span></text:p>
              </text:list-item>
            </text:list>
          </draw:text-box>
        </draw:frame>
        <presentation:notes draw:style-name="dp2">
          <draw:page-thumbnail draw:name="Shape 209" draw:style-name="gr1" draw:layer="layout" svg:width="16.932cm" svg:height="9.524cm" svg:x="1.058cm" svg:y="1.905cm" draw:page-number="6" presentation:class="page"/>
          <draw:frame draw:name="Shape 210" presentation:style-name="pr6" draw:text-style-name="P5" draw:layer="layout" svg:width="15.239cm" svg:height="11.429cm" svg:x="1.905cm" svg:y="12.065cm" presentation:class="notes" presentation:user-transformed="true">
            <draw:text-box>
              <text:p text:style-name="P4"><text:span text:style-name="T3">This slide, like mentioned above is for multiple pointers. The information above covers the types of information that can be used in this slide</text:span></text:p>
              <text:p text:style-name="P4"><text:span text:style-name="T3"/></text:p>
            </draw:text-box>
          </draw:frame>
        </presentation:notes>
      </draw:page>
      <draw:page draw:name="Using Diagrams and Shapes" draw:style-name="dp1" draw:master-page-name="Title_20_and_20_Body" presentation:presentation-page-layout-name="AL3T1">
        <draw:frame draw:name="Shape 218" presentation:style-name="pr13" draw:text-style-name="P11" draw:layer="layout" svg:width="45.656cm" svg:height="4.262cm" svg:x="2.621cm" svg:y="4.102cm" presentation:class="title" presentation:user-transformed="true">
          <draw:text-box>
            <text:p text:style-name="P6"><text:span text:style-name="T5">Using Diagrams and Shapes</text:span></text:p>
          </draw:text-box>
        </draw:frame>
        <draw:custom-shape draw:name="Shape 219" draw:style-name="gr4" draw:text-style-name="P15" draw:layer="layout" svg:width="0.001cm" svg:height="5.766cm" svg:x="3.769cm" svg:y="13.927cm">
          <text:p/>
          <draw:enhanced-geometry draw:mirror-horizontal="false" draw:mirror-vertical="false" svg:viewBox="0 0 21600 21600" draw:type="mso-spt32" draw:enhanced-path="M 0 0 L 21600 21600 N"/>
        </draw:custom-shape>
        <draw:custom-shape draw:name="Shape 220" draw:style-name="gr5" draw:text-style-name="P16" draw:layer="layout" svg:width="10.073cm" svg:height="2.176cm" svg:x="4.03cm" svg:y="13.242cm">
          <text:p text:style-name="P6"><text:span text:style-name="T7">Ste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6" draw:text-style-name="P16" draw:layer="layout" svg:width="11.624cm" svg:height="3.213cm" svg:x="4.03cm" svg:y="14.853cm">
          <text:p text:style-name="P17"><text:span text:style-name="T8">We help you </text:span><text:span text:style-name="T9">understand</text:span><text:span text:style-name="T8"> and </text:span><text:span text:style-name="T9">remember</text:span><text:span text:style-name="T8"> key po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4" draw:text-style-name="P15" draw:layer="layout" svg:width="0.001cm" svg:height="5.766cm" svg:x="17.466cm" svg:y="13.08cm">
          <text:p/>
          <draw:enhanced-geometry draw:mirror-horizontal="false" draw:mirror-vertical="false" svg:viewBox="0 0 21600 21600" draw:type="mso-spt32" draw:enhanced-path="M 0 0 L 21600 21600 N"/>
        </draw:custom-shape>
        <draw:custom-shape draw:name="Shape 223" draw:style-name="gr5" draw:text-style-name="P16" draw:layer="layout" svg:width="10.073cm" svg:height="2.176cm" svg:x="17.727cm" svg:y="12.445cm">
          <text:p text:style-name="P6"><text:span text:style-name="T7">Ste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6" draw:text-style-name="P16" draw:layer="layout" svg:width="13.548cm" svg:height="3.213cm" svg:x="17.727cm" svg:y="14.055cm">
          <text:p text:style-name="P17"><text:span text:style-name="T8">We show you how to analyse and apply what you’ve s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 draw:text-style-name="P15" draw:layer="layout" svg:width="0.001cm" svg:height="5.766cm" svg:x="34.468cm" svg:y="11.401cm">
          <text:p/>
          <draw:enhanced-geometry draw:mirror-horizontal="false" draw:mirror-vertical="false" svg:viewBox="0 0 21600 21600" draw:type="mso-spt32" draw:enhanced-path="M 0 0 L 21600 21600 N"/>
        </draw:custom-shape>
        <draw:custom-shape draw:name="Shape 226" draw:style-name="gr5" draw:text-style-name="P16" draw:layer="layout" svg:width="10.073cm" svg:height="2.176cm" svg:x="34.73cm" svg:y="10.717cm">
          <text:p text:style-name="P6"><text:span text:style-name="T7">Ste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6" draw:text-style-name="P16" draw:layer="layout" svg:width="13.548cm" svg:height="3.213cm" svg:x="34.73cm" svg:y="12.327cm">
          <text:p text:style-name="P17"><text:span text:style-name="T8">We challenge you to create and build your own 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8">
          <draw:custom-shape draw:name="Shape 229" draw:style-name="gr7" draw:text-style-name="P15" draw:layer="layout" svg:width="27.01cm" svg:height="0.001cm" svg:x="7.149cm" svg:y="22.1cm">
            <text:p/>
            <draw:enhanced-geometry draw:mirror-horizontal="false" draw:mirror-vertical="false" svg:viewBox="0 0 21600 21600" draw:type="mso-spt32" draw:enhanced-path="M 0 0 L 21600 21600 N"/>
          </draw:custom-shape>
          <draw:custom-shape draw:name="Shape 230" draw:style-name="gr8" draw:text-style-name="P18" draw:layer="layout" svg:width="3.379cm" svg:height="3.379cm" svg:x="3.768cm" svg:y="20.4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 draw:style-name="gr8" draw:text-style-name="P18" draw:layer="layout" svg:width="6.091cm" svg:height="6.091cm" svg:x="17.608cm" svg:y="19.05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1" draw:style-name="gr8" draw:text-style-name="P18" draw:layer="layout" svg:width="8.442cm" svg:height="8.442cm" svg:x="34.159cm" svg:y="17.8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215" draw:style-name="gr1" draw:layer="layout" svg:width="16.932cm" svg:height="9.524cm" svg:x="1.058cm" svg:y="1.905cm" draw:page-number="7" presentation:class="page"/>
          <draw:frame draw:name="Shape 216" presentation:style-name="pr14" draw:text-style-name="P5" draw:layer="layout" svg:width="15.239cm" svg:height="11.429cm" svg:x="1.905cm" svg:y="12.065cm" presentation:class="notes" presentation:user-transformed="true">
            <draw:text-box>
              <text:p text:style-name="P4"><text:span text:style-name="T3">This is a step-wise graphical info type slide. </text:span></text:p>
            </draw:text-box>
          </draw:frame>
        </presentation:notes>
      </draw:page>
      <draw:page draw:name="A key point (or issue)!" draw:style-name="dp1" draw:master-page-name="Main_20_Point">
        <draw:frame draw:name="Shape 237" presentation:style-name="pr15" draw:text-style-name="P19" draw:layer="layout" svg:width="44.612cm" svg:height="22.715cm" svg:x="2.723cm" svg:y="2.711cm" presentation:class="title" presentation:user-transformed="true">
          <draw:text-box>
            <text:p text:style-name="P6"><text:span text:style-name="T10">A key point (or </text:span><text:span text:style-name="T10">issue)!</text:span></text:p>
          </draw:text-box>
        </draw:frame>
        <presentation:notes draw:style-name="dp2">
          <draw:page-thumbnail draw:name="Shape 234" draw:style-name="gr1" draw:layer="layout" svg:width="16.932cm" svg:height="9.524cm" svg:x="1.058cm" svg:y="1.905cm" draw:page-number="8" presentation:class="page"/>
          <draw:frame draw:name="Shape 235" presentation:style-name="pr16" draw:text-style-name="P5" draw:layer="layout" svg:width="15.239cm" svg:height="11.429cm" svg:x="1.905cm" svg:y="12.065cm" presentation:class="notes" presentation:user-transformed="true">
            <draw:text-box>
              <text:p text:style-name="P4"><text:span text:style-name="T3">Something that needs to grab the viewers attention!!</text:span></text:p>
            </draw:text-box>
          </draw:frame>
        </presentation:notes>
      </draw:page>
      <draw:page draw:name="+80%" draw:style-name="dp1" draw:master-page-name="Big_20_Number">
        <draw:frame draw:name="Shape 242" presentation:style-name="pr17" draw:text-style-name="P9" draw:layer="layout" svg:width="33.057cm" svg:height="7.222cm" svg:x="8.86cm" svg:y="18.18cm" presentation:class="outline" presentation:user-transformed="true">
          <draw:text-box>
            <text:p text:style-name="P20"><text:span text:style-name="T11">That’s how much more effective slides like this can be</text:span><text:span text:style-name="T11"><text:line-break/></text:span><text:span text:style-name="T11">at communicating key figures</text:span></text:p>
          </draw:text-box>
        </draw:frame>
        <draw:frame draw:name="Shape 243" presentation:style-name="pr18" draw:text-style-name="P21" draw:layer="layout" svg:width="45.656cm" svg:height="10.902cm" svg:x="2.56cm" svg:y="6.932cm" presentation:class="title" presentation:user-transformed="true">
          <draw:text-box>
            <text:p text:style-name="P1"><text:span text:style-name="T12">+80%</text:span></text:p>
          </draw:text-box>
        </draw:frame>
        <presentation:notes draw:style-name="dp2">
          <draw:page-thumbnail draw:name="Shape 239" draw:style-name="gr1" draw:layer="layout" svg:width="16.932cm" svg:height="9.524cm" svg:x="1.058cm" svg:y="1.905cm" draw:page-number="9" presentation:class="page"/>
          <draw:frame draw:name="Shape 240" presentation:style-name="pr19" draw:text-style-name="P5" draw:layer="layout" svg:width="15.239cm" svg:height="11.429cm" svg:x="1.905cm" svg:y="12.065cm" presentation:class="notes" presentation:user-transformed="true">
            <draw:text-box>
              <text:p text:style-name="P4"><text:span text:style-name="T3">Numbers! Again Something that you need again to grab attention.</text:span></text:p>
            </draw:text-box>
          </draw:frame>
        </presentation:notes>
      </draw:page>
      <draw:page draw:name="Express" draw:style-name="dp1" draw:master-page-name="One_20_Column_20_Text">
        <draw:frame draw:name="Shape 248" presentation:style-name="pr20" draw:text-style-name="P22" draw:layer="layout" svg:width="15.592cm" svg:height="5.293cm" svg:x="1.256cm" svg:y="1.987cm" presentation:class="title" presentation:user-transformed="true">
          <draw:text-box>
            <text:p text:style-name="P6"><text:span text:style-name="T13">Split View</text:span></text:p>
          </draw:text-box>
        </draw:frame>
        <draw:frame draw:name="Shape 249" presentation:style-name="pr21" draw:text-style-name="P9" draw:layer="layout" svg:width="15.592cm" svg:height="17.566cm" svg:x="1.256cm" svg:y="8.14cm" presentation:class="outline" presentation:user-transformed="true">
          <draw:text-box>
            <text:p text:style-name="P8"><text:span text:style-name="T14">Ideal for certain charts and images (or flow charts)</text:span></text:p>
          </draw:text-box>
        </draw:frame>
        <draw:frame draw:name="Shape 250" presentation:style-name="pr22" draw:text-style-name="P23" draw:layer="layout" svg:width="20.844cm" svg:height="5.342cm" svg:x="22.798cm" svg:y="2.855cm" presentation:class="title" presentation:user-transformed="true">
          <draw:text-box>
            <text:p text:style-name="P1"><text:span text:style-name="T15">JavaScript</text:span></text:p>
          </draw:text-box>
        </draw:frame>
        <draw:custom-shape draw:name="Shape 251" draw:style-name="gr4" draw:text-style-name="P15" draw:layer="layout" svg:width="0.001cm" svg:height="3.411cm" svg:x="33.221cm" svg:y="8.198cm">
          <text:p/>
          <draw:enhanced-geometry draw:mirror-horizontal="false" draw:mirror-vertical="false" svg:viewBox="0 0 21600 21600" draw:type="mso-spt32" draw:enhanced-path="M 0 0 L 21600 21600 N"/>
        </draw:custom-shape>
        <draw:frame draw:name="Shape 252" presentation:style-name="pr23" draw:text-style-name="P24" draw:layer="layout" svg:width="20.844cm" svg:height="5.342cm" svg:x="22.798cm" svg:y="11.609cm" presentation:class="title" presentation:user-transformed="true">
          <draw:text-box>
            <text:p text:style-name="P1"><text:span text:style-name="T15">Node.js</text:span></text:p>
          </draw:text-box>
        </draw:frame>
        <draw:custom-shape draw:name="Shape 253" draw:style-name="gr4" draw:text-style-name="P15" draw:layer="layout" svg:width="0.001cm" svg:height="3.411cm" svg:x="33.221cm" svg:y="16.952cm">
          <text:p/>
          <draw:enhanced-geometry draw:mirror-horizontal="false" draw:mirror-vertical="false" svg:viewBox="0 0 21600 21600" draw:type="mso-spt32" draw:enhanced-path="M 0 0 L 21600 21600 N"/>
        </draw:custom-shape>
        <draw:frame draw:name="Shape 254" presentation:style-name="pr24" draw:text-style-name="P25" draw:layer="layout" svg:width="20.844cm" svg:height="5.342cm" svg:x="22.798cm" svg:y="20.364cm" presentation:class="title" presentation:user-transformed="true">
          <draw:text-box>
            <text:p text:style-name="P1"><text:span text:style-name="T15">Express</text:span></text:p>
          </draw:text-box>
        </draw:frame>
        <presentation:notes draw:style-name="dp2">
          <draw:page-thumbnail draw:name="Shape 245" draw:style-name="gr1" draw:layer="layout" svg:width="16.932cm" svg:height="9.524cm" svg:x="1.058cm" svg:y="1.905cm" draw:page-number="10" presentation:class="page"/>
          <draw:frame draw:name="Shape 246" presentation:style-name="pr25" draw:text-style-name="P5" draw:layer="layout" svg:width="15.239cm" svg:height="11.429cm" svg:x="1.905cm" svg:y="12.065cm" presentation:class="notes" presentation:user-transformed="true">
            <draw:text-box>
              <text:p text:style-name="P4"><text:span text:style-name="T3">Like mentioned – best for flowcharts, block diagram, and images in the split-view of course!</text:span></text:p>
            </draw:text-box>
          </draw:frame>
        </presentation:notes>
      </draw:page>
      <draw:page draw:name="Why?" draw:style-name="dp1" draw:master-page-name="Split_20_Summary">
        <draw:frame draw:name="Shape 259" presentation:style-name="pr26" draw:text-style-name="P26" draw:layer="layout" svg:width="22.462cm" svg:height="8.23cm" svg:x="1.475cm" svg:y="6.848cm" presentation:class="title" presentation:user-transformed="true">
          <draw:text-box>
            <text:p text:style-name="P1"><text:span text:style-name="T16">Why?</text:span></text:p>
          </draw:text-box>
        </draw:frame>
        <draw:frame draw:name="Shape 260" presentation:style-name="pr27" draw:text-style-name="P27" draw:layer="layout" svg:width="21.306cm" svg:height="20.518cm" svg:x="27.43cm" svg:y="4.021cm" presentation:class="outline" presentation:user-transformed="true">
          <draw:text-box>
            <text:p text:style-name="P8"><text:span text:style-name="T2">This format is ideal for explaining the reasoning behind </text:span><text:span text:style-name="T2">certain decisions.</text:span></text:p>
            <text:p text:style-name="P8"><text:span text:style-name="T2">Development can be opinionated; and that’s totally fine. </text:span><text:span text:style-name="T2">Just bring the audience along with you.</text:span></text:p>
          </draw:text-box>
        </draw:frame>
        <draw:frame draw:name="Shape 261" presentation:style-name="pr28" draw:text-style-name="P28" draw:layer="layout" svg:width="22.462cm" svg:height="6.857cm" svg:x="1.475cm" svg:y="15.434cm" presentation:class="subtitle" presentation:user-transformed="true">
          <draw:text-box>
            <text:p text:style-name="P1"><text:span text:style-name="T17">Because this is the responsible thing to do</text:span></text:p>
          </draw:text-box>
        </draw:frame>
        <presentation:notes draw:style-name="dp2">
          <draw:page-thumbnail draw:name="Shape 256" draw:style-name="gr1" draw:layer="layout" svg:width="16.932cm" svg:height="9.524cm" svg:x="1.058cm" svg:y="1.905cm" draw:page-number="11" presentation:class="page"/>
          <draw:frame draw:name="Shape 257" presentation:style-name="pr29"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Default">
        <draw:frame draw:name="Shape 272" presentation:style-name="pr30" draw:text-style-name="P2" draw:layer="layout" svg:width="45.656cm" svg:height="5.183cm" svg:x="2.169cm" svg:y="10.102cm" presentation:class="title" presentation:user-transformed="true">
          <draw:text-box>
            <text:p text:style-name="P6"><text:span text:style-name="T1">Name of the Next Video</text:span></text:p>
          </draw:text-box>
        </draw:frame>
        <draw:frame draw:name="Shape 273" presentation:style-name="pr31" draw:text-style-name="P3" draw:layer="layout" svg:width="45.656cm" svg:height="2.403cm" svg:x="2.169cm" svg:y="15.488cm" presentation:class="subtitle" presentation:user-transformed="true">
          <draw:text-box>
            <text:p text:style-name="P6"><text:span text:style-name="T2">Next Video</text:span></text:p>
          </draw:text-box>
        </draw:frame>
        <presentation:notes draw:style-name="dp2">
          <draw:page-thumbnail draw:name="Shape 269" draw:style-name="gr1" draw:layer="layout" svg:width="16.932cm" svg:height="9.524cm" svg:x="1.058cm" svg:y="1.905cm" draw:page-number="12" presentation:class="page"/>
          <draw:frame presentation:style-name="pr32" draw:text-style-name="P5" draw:layer="layout" svg:width="15.239cm" svg:height="11.429cm" svg:x="1.905cm" svg:y="12.065cm" presentation:class="notes" presentation:user-transformed="true">
            <draw:text-box>
              <text:p text:style-name="P4"><text:span text:style-name="T3">[Mandatory Slide]</text:span></text:p>
              <text:p text:style-name="P4"><text:span text:style-name="T3">Here the name of the next video needs to be mentioned. The narration as you guessed it would be just letting the viewer know exactly where we are at and what we’d be taking over next! </text:span><text:span text:style-name="T18"></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Arial" svg:font-family="Arial"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presentation:header/></text:p>
          </draw:text-box>
        </draw:frame>
        <draw:frame presentation:style-name="Mpr26" draw:text-style-name="MP4" draw:layer="backgroundobjects" svg:width="8.266cm" svg:height="1.269cm" svg:x="10.783cm" svg:y="0cm" presentation:class="date-time">
          <draw:text-box>
            <text:p text:style-name="MP3"><presentation:date-time/></text:p>
          </draw:text-box>
        </draw:frame>
        <draw:frame presentation:style-name="Mpr27" draw:text-style-name="MP2" draw:layer="backgroundobjects" svg:width="8.266cm" svg:height="1.269cm" svg:x="0cm" svg:y="24.13cm" presentation:class="footer">
          <draw:text-box>
            <text:p text:style-name="MP1"><presentation:footer/></text:p>
          </draw:text-box>
        </draw:frame>
        <draw:frame presentation:style-name="Mpr2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18</meta:editing-cycles>
    <dc:date>2017-12-06T22:56:27.771387776</dc:date>
    <meta:editing-duration>PT40M35S</meta:editing-duration>
    <meta:generator>LibreOffice/5.1.6.2$Linux_X86_64 LibreOffice_project/10m0$Build-2</meta:generator>
    <meta:document-statistic meta:object-count="16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2</meta:user-defined>
  </office:meta>
</office:document-meta>
</file>